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0.937cm"/>
    </style:style>
    <style:style style:name="co3" style:family="table-column">
      <style:table-column-properties fo:break-before="auto" style:column-width="0.40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5" table:default-cell-style-name="Default"/>
        <table:table-row table:style-name="ro1">
          <table:table-cell office:value-type="string">
            <text:p>&lt;verstoss&gt;</text:p>
          </table:table-cell>
          <table:table-cell table:number-columns-repeated="3"/>
          <table:table-cell office:value-type="string">
            <text:p><text:a xlink:href="https://www.google.com/search?client=firefox-b-d&amp;q">https://www.google.com/search?client=firefox-b-d&amp;q</text:a>=&lt;verstoss&gt;++bu%C3%9Fgeld</text:p>
          </table:table-cell>
          <table:table-cell/>
        </table:table-row>
        <table:table-row table:style-name="ro2">
          <table:table-cell office:value-type="string">
            <text:p>Parken auf dem Gehweg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2];1))" office:value-type="string" office:string-value="https://www.google.com/search?client=firefox-b-d&amp;q=Parken auf dem Gehweg++bu%C3%9Fgeld">
            <text:p>https://www.google.com/search?client=firefox-b-d&amp;q=Parken auf dem Gehweg++bu%C3%9Fgeld</text:p>
          </table:table-cell>
          <table:table-cell table:formula="of:=CONCATENATE([.A2];&quot;|&quot;;[.B2];&quot;|&quot;;[.C2];&quot;|&quot;;[.D2])" office:value-type="string" office:string-value="Parken auf dem Gehweg|55|70,1|100,1">
            <text:p>Parken auf dem Gehweg|55|70,1|100,1</text:p>
          </table:table-cell>
        </table:table-row>
        <table:table-row table:style-name="ro2">
          <table:table-cell office:value-type="string">
            <text:p>Parken auf dem Gehweg (VZ239)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3];1))" office:value-type="string" office:string-value="https://www.google.com/search?client=firefox-b-d&amp;q=Parken auf dem Gehweg (VZ239)++bu%C3%9Fgeld">
            <text:p>https://www.google.com/search?client=firefox-b-d&amp;q=Parken auf dem Gehweg (VZ239)++bu%C3%9Fgeld</text:p>
          </table:table-cell>
          <table:table-cell table:formula="of:=CONCATENATE([.A3];&quot;|&quot;;[.B3];&quot;|&quot;;[.C3];&quot;|&quot;;[.D3])" office:value-type="string" office:string-value="Parken auf dem Gehweg (VZ239)|55|70,1|100,1">
            <text:p>Parken auf dem Gehweg (VZ239)|55|70,1|100,1</text:p>
          </table:table-cell>
        </table:table-row>
        <table:table-row table:style-name="ro2">
          <table:table-cell office:value-type="string">
            <text:p>Parken auf dem Radweg/Radfahrstreifen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4];1))" office:value-type="string" office:string-value="https://www.google.com/search?client=firefox-b-d&amp;q=Parken auf dem Radweg/Radfahrstreifen++bu%C3%9Fgeld">
            <text:p>https://www.google.com/search?client=firefox-b-d&amp;q=Parken auf dem Radweg/Radfahrstreifen++bu%C3%9Fgeld</text:p>
          </table:table-cell>
          <table:table-cell table:formula="of:=CONCATENATE([.A4];&quot;|&quot;;[.B4];&quot;|&quot;;[.C4];&quot;|&quot;;[.D4])" office:value-type="string" office:string-value="Parken auf dem Radweg/Radfahrstreifen|55|70,1|100,1">
            <text:p>Parken auf dem Radweg/Radfahrstreifen|55|70,1|100,1</text:p>
          </table:table-cell>
        </table:table-row>
        <table:table-row table:style-name="ro2">
          <table:table-cell office:value-type="string">
            <text:p>Parken auf dem Radweg (VZ241)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5];1))" office:value-type="string" office:string-value="https://www.google.com/search?client=firefox-b-d&amp;q=Parken auf dem Radweg (VZ241)++bu%C3%9Fgeld">
            <text:p>https://www.google.com/search?client=firefox-b-d&amp;q=Parken auf dem Radweg (VZ241)++bu%C3%9Fgeld</text:p>
          </table:table-cell>
          <table:table-cell table:formula="of:=CONCATENATE([.A5];&quot;|&quot;;[.B5];&quot;|&quot;;[.C5];&quot;|&quot;;[.D5])" office:value-type="string" office:string-value="Parken auf dem Radweg (VZ241)|55|70,1|100,1">
            <text:p>Parken auf dem Radweg (VZ241)|55|70,1|100,1</text:p>
          </table:table-cell>
        </table:table-row>
        <table:table-row table:style-name="ro2">
          <table:table-cell office:value-type="string">
            <text:p>Parken auf dem gemeinsamen Rad und Gehweg (VZ240)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6];1))" office:value-type="string" office:string-value="https://www.google.com/search?client=firefox-b-d&amp;q=Parken auf dem gemeinsamen Rad und Gehweg (VZ240)++bu%C3%9Fgeld">
            <text:p>https://www.google.com/search?client=firefox-b-d&amp;q=Parken auf dem gemeinsamen Rad und Gehweg (VZ240)++bu%C3%9Fgeld</text:p>
          </table:table-cell>
          <table:table-cell table:formula="of:=CONCATENATE([.A6];&quot;|&quot;;[.B6];&quot;|&quot;;[.C6];&quot;|&quot;;[.D6])" office:value-type="string" office:string-value="Parken auf dem gemeinsamen Rad und Gehweg (VZ240)|55|70,1|100,1">
            <text:p>Parken auf dem gemeinsamen Rad und Gehweg (VZ240)|55|70,1|100,1</text:p>
          </table:table-cell>
        </table:table-row>
        <table:table-row table:style-name="ro2">
          <table:table-cell office:value-type="string">
            <text:p>Parken auf dem Radweg/Radfahrstreifen (VZ237)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7];1))" office:value-type="string" office:string-value="https://www.google.com/search?client=firefox-b-d&amp;q=Parken auf dem Radweg/Radfahrstreifen (VZ237)++bu%C3%9Fgeld">
            <text:p>https://www.google.com/search?client=firefox-b-d&amp;q=Parken auf dem Radweg/Radfahrstreifen (VZ237)++bu%C3%9Fgeld</text:p>
          </table:table-cell>
          <table:table-cell table:formula="of:=CONCATENATE([.A7];&quot;|&quot;;[.B7];&quot;|&quot;;[.C7];&quot;|&quot;;[.D7])" office:value-type="string" office:string-value="Parken auf dem Radweg/Radfahrstreifen (VZ237)|55|70,1|100,1">
            <text:p>Parken auf dem Radweg/Radfahrstreifen (VZ237)|55|70,1|100,1</text:p>
          </table:table-cell>
        </table:table-row>
        <table:table-row table:style-name="ro1">
          <table:table-cell office:value-type="string">
            <text:p>Parken auf Popup Radweg (VZ237)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8];1))" office:value-type="string" office:string-value="https://www.google.com/search?client=firefox-b-d&amp;q=Parken auf Popup Radweg (VZ237)++bu%C3%9Fgeld">
            <text:p>https://www.google.com/search?client=firefox-b-d&amp;q=Parken auf Popup Radweg (VZ237)++bu%C3%9Fgeld</text:p>
          </table:table-cell>
          <table:table-cell table:formula="of:=CONCATENATE([.A8];&quot;|&quot;;[.B8];&quot;|&quot;;[.C8];&quot;|&quot;;[.D8])" office:value-type="string" office:string-value="Parken auf Popup Radweg (VZ237)|55|70,1|100,1">
            <text:p>Parken auf Popup Radweg (VZ237)|55|70,1|100,1</text:p>
          </table:table-cell>
        </table:table-row>
        <table:table-row table:style-name="ro1">
          <table:table-cell office:value-type="string">
            <text:p>Parken auf temporärem Popup Radweg (VZ237)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9];1))" office:value-type="string" office:string-value="https://www.google.com/search?client=firefox-b-d&amp;q=Parken auf temporärem Popup Radweg (VZ237)++bu%C3%9Fgeld">
            <text:p>https://www.google.com/search?client=firefox-b-d&amp;q=Parken auf temporärem Popup Radweg (VZ237)++bu%C3%9Fgeld</text:p>
          </table:table-cell>
          <table:table-cell table:formula="of:=CONCATENATE([.A9];&quot;|&quot;;[.B9];&quot;|&quot;;[.C9];&quot;|&quot;;[.D9])" office:value-type="string" office:string-value="Parken auf temporärem Popup Radweg (VZ237)|55|70,1|100,1">
            <text:p>Parken auf temporärem Popup Radweg (VZ237)|55|70,1|100,1</text:p>
          </table:table-cell>
        </table:table-row>
        <table:table-row table:style-name="ro2">
          <table:table-cell office:value-type="string">
            <text:p>Parken auf dem Schutzstreifen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10];1))" office:value-type="string" office:string-value="https://www.google.com/search?client=firefox-b-d&amp;q=Parken auf dem Schutzstreifen++bu%C3%9Fgeld">
            <text:p>https://www.google.com/search?client=firefox-b-d&amp;q=Parken auf dem Schutzstreifen++bu%C3%9Fgeld</text:p>
          </table:table-cell>
          <table:table-cell table:formula="of:=CONCATENATE([.A10];&quot;|&quot;;[.B10];&quot;|&quot;;[.C10];&quot;|&quot;;[.D10])" office:value-type="string" office:string-value="Parken auf dem Schutzstreifen|55|70,1|100,1">
            <text:p>Parken auf dem Schutzstreifen|55|70,1|100,1</text:p>
          </table:table-cell>
        </table:table-row>
        <table:table-row table:style-name="ro2">
          <table:table-cell office:value-type="string">
            <text:p>Fahrzeug war leer</text:p>
          </table:table-cell>
          <table:table-cell table:number-columns-repeated="3" office:value-type="string">
            <text:p>parken</text:p>
          </table:table-cell>
          <table:table-cell table:formula="of:=HYPERLINK(SUBSTITUTE([.$E$1];[.$A$1];[.$A11];1))" office:value-type="string" office:string-value="https://www.google.com/search?client=firefox-b-d&amp;q=Fahrzeug war leer++bu%C3%9Fgeld">
            <text:p>https://www.google.com/search?client=firefox-b-d&amp;q=Fahrzeug war leer++bu%C3%9Fgeld</text:p>
          </table:table-cell>
          <table:table-cell table:formula="of:=CONCATENATE([.A11];&quot;|&quot;;[.B11];&quot;|&quot;;[.C11];&quot;|&quot;;[.D11])" office:value-type="string" office:string-value="Fahrzeug war leer|parken|parken|parken">
            <text:p>Fahrzeug war leer|parken|parken|parken</text:p>
          </table:table-cell>
        </table:table-row>
        <table:table-row table:style-name="ro2">
          <table:table-cell office:value-type="string">
            <text:p>Halten auf dem Gehweg 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HYPERLINK(SUBSTITUTE([.$E$1];[.$A$1];[.$A12];1))" office:value-type="string" office:string-value="https://www.google.com/search?client=firefox-b-d&amp;q=Halten auf dem Gehweg ++bu%C3%9Fgeld">
            <text:p>https://www.google.com/search?client=firefox-b-d&amp;q=Halten auf dem Gehweg ++bu%C3%9Fgeld</text:p>
          </table:table-cell>
          <table:table-cell table:formula="of:=CONCATENATE([.A12];&quot;|&quot;;[.B12];&quot;|&quot;;[.C12];&quot;|&quot;;[.D12])" office:value-type="string" office:string-value="Halten auf dem Gehweg |50|70|90">
            <text:p>Halten auf dem Gehweg |50|70|90</text:p>
          </table:table-cell>
        </table:table-row>
        <table:table-row table:style-name="ro2">
          <table:table-cell office:value-type="string">
            <text:p>Halten auf dem Gehweg (VZ239)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HYPERLINK(SUBSTITUTE([.$E$1];[.$A$1];[.$A13];1))" office:value-type="string" office:string-value="https://www.google.com/search?client=firefox-b-d&amp;q=Halten auf dem Gehweg (VZ239)++bu%C3%9Fgeld">
            <text:p>https://www.google.com/search?client=firefox-b-d&amp;q=Halten auf dem Gehweg (VZ239)++bu%C3%9Fgeld</text:p>
          </table:table-cell>
          <table:table-cell table:formula="of:=CONCATENATE([.A13];&quot;|&quot;;[.B13];&quot;|&quot;;[.C13];&quot;|&quot;;[.D13])" office:value-type="string" office:string-value="Halten auf dem Gehweg (VZ239)|50|70|90">
            <text:p>Halten auf dem Gehweg (VZ239)|50|70|90</text:p>
          </table:table-cell>
        </table:table-row>
        <table:table-row table:style-name="ro2">
          <table:table-cell office:value-type="string">
            <text:p>Halten auf dem Radweg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HYPERLINK(SUBSTITUTE([.$E$1];[.$A$1];[.$A14];1))" office:value-type="string" office:string-value="https://www.google.com/search?client=firefox-b-d&amp;q=Halten auf dem Radweg++bu%C3%9Fgeld">
            <text:p>https://www.google.com/search?client=firefox-b-d&amp;q=Halten auf dem Radweg++bu%C3%9Fgeld</text:p>
          </table:table-cell>
          <table:table-cell table:formula="of:=CONCATENATE([.A14];&quot;|&quot;;[.B14];&quot;|&quot;;[.C14];&quot;|&quot;;[.D14])" office:value-type="string" office:string-value="Halten auf dem Radweg|50|70|90">
            <text:p>Halten auf dem Radweg|50|70|90</text:p>
          </table:table-cell>
        </table:table-row>
        <table:table-row table:style-name="ro2">
          <table:table-cell office:value-type="string">
            <text:p>Halten auf dem Schutzstreifen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HYPERLINK(SUBSTITUTE([.$E$1];[.$A$1];[.$A15];1))" office:value-type="string" office:string-value="https://www.google.com/search?client=firefox-b-d&amp;q=Halten auf dem Schutzstreifen++bu%C3%9Fgeld">
            <text:p>https://www.google.com/search?client=firefox-b-d&amp;q=Halten auf dem Schutzstreifen++bu%C3%9Fgeld</text:p>
          </table:table-cell>
          <table:table-cell table:formula="of:=CONCATENATE([.A15];&quot;|&quot;;[.B15];&quot;|&quot;;[.C15];&quot;|&quot;;[.D15])" office:value-type="string" office:string-value="Halten auf dem Schutzstreifen|50|70|90">
            <text:p>Halten auf dem Schutzstreifen|50|70|90</text:p>
          </table:table-cell>
        </table:table-row>
        <table:table-row table:style-name="ro1">
          <table:table-cell office:value-type="string">
            <text:p>Mit Behinderung Ausweichen auf die Fahrbahn erforderlich</text:p>
          </table:table-cell>
          <table:table-cell office:value-type="string">
            <text:p>behinderung</text:p>
          </table:table-cell>
          <table:table-cell office:value-type="string">
            <text:p>behinderung</text:p>
          </table:table-cell>
          <table:table-cell office:value-type="string">
            <text:p>behinderung</text:p>
          </table:table-cell>
          <table:table-cell table:formula="of:=HYPERLINK(SUBSTITUTE([.$E$1];[.$A$1];[.$A16];1))" office:value-type="string" office:string-value="https://www.google.com/search?client=firefox-b-d&amp;q=Mit Behinderung Ausweichen auf die Fahrbahn erforderlich++bu%C3%9Fgeld">
            <text:p>https://www.google.com/search?client=firefox-b-d&amp;q=Mit Behinderung Ausweichen auf die Fahrbahn erforderlich++bu%C3%9Fgeld</text:p>
          </table:table-cell>
          <table:table-cell table:formula="of:=CONCATENATE([.A16];&quot;|&quot;;[.B16];&quot;|&quot;;[.C16];&quot;|&quot;;[.D16])" office:value-type="string" office:string-value="Mit Behinderung Ausweichen auf die Fahrbahn erforderlich|behinderung|behinderung|behinderung">
            <text:p>Mit Behinderung Ausweichen auf die Fahrbahn erforderlich|behinderung|behinderung|behinderung</text:p>
          </table:table-cell>
        </table:table-row>
        <table:table-row table:style-name="ro1">
          <table:table-cell office:value-type="string">
            <text:p>Mit Behinderung Ausweichen auf die Radweg erforderlich (VZ241)</text:p>
          </table:table-cell>
          <table:table-cell office:value-type="string">
            <text:p>behinderung</text:p>
          </table:table-cell>
          <table:table-cell office:value-type="string">
            <text:p>behinderung</text:p>
          </table:table-cell>
          <table:table-cell office:value-type="string">
            <text:p>behinderung</text:p>
          </table:table-cell>
          <table:table-cell table:formula="of:=HYPERLINK(SUBSTITUTE([.$E$1];[.$A$1];[.$A17];1))" office:value-type="string" office:string-value="https://www.google.com/search?client=firefox-b-d&amp;q=Mit Behinderung Ausweichen auf die Radweg erforderlich (VZ241)++bu%C3%9Fgeld">
            <text:p>https://www.google.com/search?client=firefox-b-d&amp;q=Mit Behinderung Ausweichen auf die Radweg erforderlich (VZ241)++bu%C3%9Fgeld</text:p>
          </table:table-cell>
          <table:table-cell table:formula="of:=CONCATENATE([.A17];&quot;|&quot;;[.B17];&quot;|&quot;;[.C17];&quot;|&quot;;[.D17])" office:value-type="string" office:string-value="Mit Behinderung Ausweichen auf die Radweg erforderlich (VZ241)|behinderung|behinderung|behinderung">
            <text:p>Mit Behinderung Ausweichen auf die Radweg erforderlich (VZ241)|behinderung|behinderung|behinderung</text:p>
          </table:table-cell>
        </table:table-row>
        <table:table-row table:style-name="ro2">
          <table:table-cell office:value-type="string">
            <text:p>Missbrauch Warnblinker (Vorsatztat)</text:p>
          </table:table-cell>
          <table:table-cell table:number-columns-repeated="3" office:value-type="string">
            <text:p>x2</text:p>
          </table:table-cell>
          <table:table-cell table:formula="of:=HYPERLINK(SUBSTITUTE([.$E$1];[.$A$1];[.$A18];1))" office:value-type="string" office:string-value="https://www.google.com/search?client=firefox-b-d&amp;q=Missbrauch Warnblinker (Vorsatztat)++bu%C3%9Fgeld">
            <text:p>https://www.google.com/search?client=firefox-b-d&amp;q=Missbrauch Warnblinker (Vorsatztat)++bu%C3%9Fgeld</text:p>
          </table:table-cell>
          <table:table-cell table:formula="of:=CONCATENATE([.A18];&quot;|&quot;;[.B18];&quot;|&quot;;[.C18];&quot;|&quot;;[.D18])" office:value-type="string" office:string-value="Missbrauch Warnblinker (Vorsatztat)|x2|x2|x2">
            <text:p>Missbrauch Warnblinker (Vorsatztat)|x2|x2|x2</text:p>
          </table:table-cell>
        </table:table-row>
        <table:table-row table:style-name="ro2">
          <table:table-cell office:value-type="string">
            <text:p>Fahrzeug auf Behinderten-Parkplatz</text:p>
          </table:table-cell>
          <table:table-cell table:number-columns-repeated="3" office:value-type="float" office:value="35">
            <text:p>35</text:p>
          </table:table-cell>
          <table:table-cell table:formula="of:=HYPERLINK(SUBSTITUTE([.$E$1];[.$A$1];[.$A19];1))" office:value-type="string" office:string-value="https://www.google.com/search?client=firefox-b-d&amp;q=Fahrzeug auf Behinderten-Parkplatz++bu%C3%9Fgeld">
            <text:p>https://www.google.com/search?client=firefox-b-d&amp;q=Fahrzeug auf Behinderten-Parkplatz++bu%C3%9Fgeld</text:p>
          </table:table-cell>
          <table:table-cell table:formula="of:=CONCATENATE([.A19];&quot;|&quot;;[.B19];&quot;|&quot;;[.C19];&quot;|&quot;;[.D19])" office:value-type="string" office:string-value="Fahrzeug auf Behinderten-Parkplatz|35|35|35">
            <text:p>Fahrzeug auf Behinderten-Parkplatz|35|35|35</text:p>
          </table:table-cell>
        </table:table-row>
        <table:table-row table:style-name="ro2">
          <table:table-cell office:value-type="string">
            <text:p>Fahrzeug vor/auf einem Fußgängerüberweg</text:p>
          </table:table-cell>
          <table:table-cell table:number-columns-repeated="3" office:value-type="float" office:value="80">
            <text:p>80</text:p>
          </table:table-cell>
          <table:table-cell table:formula="of:=HYPERLINK(SUBSTITUTE([.$E$1];[.$A$1];[.$A20];1))" office:value-type="string" office:string-value="https://www.google.com/search?client=firefox-b-d&amp;q=Fahrzeug vor/auf einem Fußgängerüberweg++bu%C3%9Fgeld">
            <text:p>https://www.google.com/search?client=firefox-b-d&amp;q=Fahrzeug vor/auf einem Fußgängerüberweg++bu%C3%9Fgeld</text:p>
          </table:table-cell>
          <table:table-cell table:formula="of:=CONCATENATE([.A20];&quot;|&quot;;[.B20];&quot;|&quot;;[.C20];&quot;|&quot;;[.D20])" office:value-type="string" office:string-value="Fahrzeug vor/auf einem Fußgängerüberweg|80|80|80">
            <text:p>Fahrzeug vor/auf einem Fußgängerüberweg|80|80|80</text:p>
          </table:table-cell>
        </table:table-row>
        <table:table-row table:style-name="ro2">
          <table:table-cell office:value-type="string">
            <text:p>Fahrzeug vor/auf einem Feuerwehrzufahrt</text:p>
          </table:table-cell>
          <table:table-cell table:number-columns-repeated="3" office:value-type="float" office:value="35">
            <text:p>35</text:p>
          </table:table-cell>
          <table:table-cell table:formula="of:=HYPERLINK(SUBSTITUTE([.$E$1];[.$A$1];[.$A21];1))" office:value-type="string" office:string-value="https://www.google.com/search?client=firefox-b-d&amp;q=Fahrzeug vor/auf einem Feuerwehrzufahrt++bu%C3%9Fgeld">
            <text:p>https://www.google.com/search?client=firefox-b-d&amp;q=Fahrzeug vor/auf einem Feuerwehrzufahrt++bu%C3%9Fgeld</text:p>
          </table:table-cell>
          <table:table-cell table:formula="of:=CONCATENATE([.A21];&quot;|&quot;;[.B21];&quot;|&quot;;[.C21];&quot;|&quot;;[.D21])" office:value-type="string" office:string-value="Fahrzeug vor/auf einem Feuerwehrzufahrt|35|35|35">
            <text:p>Fahrzeug vor/auf einem Feuerwehrzufahrt|35|35|35</text:p>
          </table:table-cell>
        </table:table-row>
        <table:table-row table:style-name="ro2">
          <table:table-cell office:value-type="string">
            <text:p>Fahrzeug vor einem Einfahrt/Ausfahrt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HYPERLINK(SUBSTITUTE([.$E$1];[.$A$1];[.$A22];1))" office:value-type="string" office:string-value="https://www.google.com/search?client=firefox-b-d&amp;q=Fahrzeug vor einem Einfahrt/Ausfahrt++bu%C3%9Fgeld">
            <text:p>https://www.google.com/search?client=firefox-b-d&amp;q=Fahrzeug vor einem Einfahrt/Ausfahrt++bu%C3%9Fgeld</text:p>
          </table:table-cell>
          <table:table-cell table:formula="of:=CONCATENATE([.A22];&quot;|&quot;;[.B22];&quot;|&quot;;[.C22];&quot;|&quot;;[.D22])" office:value-type="string" office:string-value="Fahrzeug vor einem Einfahrt/Ausfahrt|10|15|30">
            <text:p>Fahrzeug vor einem Einfahrt/Ausfahrt|10|15|30</text:p>
          </table:table-cell>
        </table:table-row>
        <table:table-row table:style-name="ro2">
          <table:table-cell office:value-type="string">
            <text:p>Fahrzeug vor einer Bordsteinabsenkung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HYPERLINK(SUBSTITUTE([.$E$1];[.$A$1];[.$A23];1))" office:value-type="string" office:string-value="https://www.google.com/search?client=firefox-b-d&amp;q=Fahrzeug vor einer Bordsteinabsenkung++bu%C3%9Fgeld">
            <text:p>https://www.google.com/search?client=firefox-b-d&amp;q=Fahrzeug vor einer Bordsteinabsenkung++bu%C3%9Fgeld</text:p>
          </table:table-cell>
          <table:table-cell table:formula="of:=CONCATENATE([.A23];&quot;|&quot;;[.B23];&quot;|&quot;;[.C23];&quot;|&quot;;[.D23])" office:value-type="string" office:string-value="Fahrzeug vor einer Bordsteinabsenkung|10|15|30">
            <text:p>Fahrzeug vor einer Bordsteinabsenkung|10|15|30</text:p>
          </table:table-cell>
        </table:table-row>
        <table:table-row table:style-name="ro2">
          <table:table-cell office:value-type="string">
            <text:p>Fahrzeug in zweiter Reihe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24];1))" office:value-type="string" office:string-value="https://www.google.com/search?client=firefox-b-d&amp;q=Fahrzeug in zweiter Reihe++bu%C3%9Fgeld">
            <text:p>https://www.google.com/search?client=firefox-b-d&amp;q=Fahrzeug in zweiter Reihe++bu%C3%9Fgeld</text:p>
          </table:table-cell>
          <table:table-cell table:formula="of:=CONCATENATE([.A24];&quot;|&quot;;[.B24];&quot;|&quot;;[.C24];&quot;|&quot;;[.D24])" office:value-type="string" office:string-value="Fahrzeug in zweiter Reihe|55|70,1|100,1">
            <text:p>Fahrzeug in zweiter Reihe|55|70,1|100,1</text:p>
          </table:table-cell>
        </table:table-row>
        <table:table-row table:style-name="ro2">
          <table:table-cell office:value-type="string">
            <text:p>Fahrzeug im absoluten Halteverbot</text:p>
          </table:table-cell>
          <table:table-cell table:number-columns-repeated="2" office:value-type="float" office:value="20">
            <text:p>20</text:p>
          </table:table-cell>
          <table:table-cell office:value-type="float" office:value="35">
            <text:p>35</text:p>
          </table:table-cell>
          <table:table-cell table:formula="of:=HYPERLINK(SUBSTITUTE([.$E$1];[.$A$1];[.$A25];1))" office:value-type="string" office:string-value="https://www.google.com/search?client=firefox-b-d&amp;q=Fahrzeug im absoluten Halteverbot++bu%C3%9Fgeld">
            <text:p>https://www.google.com/search?client=firefox-b-d&amp;q=Fahrzeug im absoluten Halteverbot++bu%C3%9Fgeld</text:p>
          </table:table-cell>
          <table:table-cell table:formula="of:=CONCATENATE([.A25];&quot;|&quot;;[.B25];&quot;|&quot;;[.C25];&quot;|&quot;;[.D25])" office:value-type="string" office:string-value="Fahrzeug im absoluten Halteverbot|20|20|35">
            <text:p>Fahrzeug im absoluten Halteverbot|20|20|35</text:p>
          </table:table-cell>
        </table:table-row>
        <table:table-row table:style-name="ro2">
          <table:table-cell office:value-type="string">
            <text:p>Fahrzeug im eingeschränkten Halteverbot</text:p>
          </table:table-cell>
          <table:table-cell table:number-columns-repeated="2" office:value-type="float" office:value="20">
            <text:p>20</text:p>
          </table:table-cell>
          <table:table-cell office:value-type="float" office:value="35">
            <text:p>35</text:p>
          </table:table-cell>
          <table:table-cell table:formula="of:=HYPERLINK(SUBSTITUTE([.$E$1];[.$A$1];[.$A26];1))" office:value-type="string" office:string-value="https://www.google.com/search?client=firefox-b-d&amp;q=Fahrzeug im eingeschränkten Halteverbot++bu%C3%9Fgeld">
            <text:p>https://www.google.com/search?client=firefox-b-d&amp;q=Fahrzeug im eingeschränkten Halteverbot++bu%C3%9Fgeld</text:p>
          </table:table-cell>
          <table:table-cell table:formula="of:=CONCATENATE([.A26];&quot;|&quot;;[.B26];&quot;|&quot;;[.C26];&quot;|&quot;;[.D26])" office:value-type="string" office:string-value="Fahrzeug im eingeschränkten Halteverbot|20|20|35">
            <text:p>Fahrzeug im eingeschränkten Halteverbot|20|20|35</text:p>
          </table:table-cell>
        </table:table-row>
        <table:table-row table:style-name="ro2">
          <table:table-cell office:value-type="string">
            <text:p>Fahrzeug im Kreuzungsbereich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HYPERLINK(SUBSTITUTE([.$E$1];[.$A$1];[.$A27];1))" office:value-type="string" office:string-value="https://www.google.com/search?client=firefox-b-d&amp;q=Fahrzeug im Kreuzungsbereich++bu%C3%9Fgeld">
            <text:p>https://www.google.com/search?client=firefox-b-d&amp;q=Fahrzeug im Kreuzungsbereich++bu%C3%9Fgeld</text:p>
          </table:table-cell>
          <table:table-cell table:formula="of:=CONCATENATE([.A27];&quot;|&quot;;[.B27];&quot;|&quot;;[.C27];&quot;|&quot;;[.D27])" office:value-type="string" office:string-value="Fahrzeug im Kreuzungsbereich|10|15|30">
            <text:p>Fahrzeug im Kreuzungsbereich|10|15|30</text:p>
          </table:table-cell>
        </table:table-row>
        <table:table-row table:style-name="ro2">
          <table:table-cell office:value-type="string">
            <text:p>Fahrzeug in Fußgängerzone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28];1))" office:value-type="string" office:string-value="https://www.google.com/search?client=firefox-b-d&amp;q=Fahrzeug in Fußgängerzone++bu%C3%9Fgeld">
            <text:p>https://www.google.com/search?client=firefox-b-d&amp;q=Fahrzeug in Fußgängerzone++bu%C3%9Fgeld</text:p>
          </table:table-cell>
          <table:table-cell table:formula="of:=CONCATENATE([.A28];&quot;|&quot;;[.B28];&quot;|&quot;;[.C28];&quot;|&quot;;[.D28])" office:value-type="string" office:string-value="Fahrzeug in Fußgängerzone|55|70,1|100,1">
            <text:p>Fahrzeug in Fußgängerzone|55|70,1|100,1</text:p>
          </table:table-cell>
        </table:table-row>
        <table:table-row table:style-name="ro1">
          <table:table-cell office:value-type="string">
            <text:p>Fahrzeug auf Bus-Spur oder -Route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formula="of:=HYPERLINK(SUBSTITUTE([.$E$1];[.$A$1];[.$A29];1))" office:value-type="string" office:string-value="https://www.google.com/search?client=firefox-b-d&amp;q=Fahrzeug auf Bus-Spur oder -Route++bu%C3%9Fgeld">
            <text:p>https://www.google.com/search?client=firefox-b-d&amp;q=Fahrzeug auf Bus-Spur oder -Route++bu%C3%9Fgeld</text:p>
          </table:table-cell>
          <table:table-cell table:formula="of:=CONCATENATE([.A29];&quot;|&quot;;[.B29];&quot;|&quot;;[.C29];&quot;|&quot;;[.D29])" office:value-type="string" office:string-value="Fahrzeug auf Bus-Spur oder -Route|55|70|100">
            <text:p>Fahrzeug auf Bus-Spur oder -Route|55|70|100</text:p>
          </table:table-cell>
        </table:table-row>
        <table:table-row table:style-name="ro2">
          <table:table-cell office:value-type="string">
            <text:p>Fahrzeug auf Bushaltestelle</text:p>
          </table:table-cell>
          <table:table-cell office:value-type="float" office:value="55">
            <text:p>55</text:p>
          </table:table-cell>
          <table:table-cell office:value-type="float" office:value="70.1">
            <text:p>70,1</text:p>
          </table:table-cell>
          <table:table-cell office:value-type="float" office:value="100.1">
            <text:p>100,1</text:p>
          </table:table-cell>
          <table:table-cell table:formula="of:=HYPERLINK(SUBSTITUTE([.$E$1];[.$A$1];[.$A30];1))" office:value-type="string" office:string-value="https://www.google.com/search?client=firefox-b-d&amp;q=Fahrzeug auf Bushaltestelle++bu%C3%9Fgeld">
            <text:p>https://www.google.com/search?client=firefox-b-d&amp;q=Fahrzeug auf Bushaltestelle++bu%C3%9Fgeld</text:p>
          </table:table-cell>
          <table:table-cell table:formula="of:=CONCATENATE([.A30];&quot;|&quot;;[.B30];&quot;|&quot;;[.C30];&quot;|&quot;;[.D30])" office:value-type="string" office:string-value="Fahrzeug auf Bushaltestelle|55|70,1|100,1">
            <text:p>Fahrzeug auf Bushaltestelle|55|70,1|100,1</text:p>
          </table:table-cell>
        </table:table-row>
        <table:table-row table:style-name="ro2">
          <table:table-cell office:value-type="string">
            <text:p>Fahrzeug auf Sperrfläch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HYPERLINK(SUBSTITUTE([.$E$1];[.$A$1];[.$A31];1))" office:value-type="string" office:string-value="https://www.google.com/search?client=firefox-b-d&amp;q=Fahrzeug auf Sperrfläche++bu%C3%9Fgeld">
            <text:p>https://www.google.com/search?client=firefox-b-d&amp;q=Fahrzeug auf Sperrfläche++bu%C3%9Fgeld</text:p>
          </table:table-cell>
          <table:table-cell table:formula="of:=CONCATENATE([.A31];&quot;|&quot;;[.B31];&quot;|&quot;;[.C31];&quot;|&quot;;[.D31])" office:value-type="string" office:string-value="Fahrzeug auf Sperrfläche|10|15|30">
            <text:p>Fahrzeug auf Sperrfläche|10|15|30</text:p>
          </table:table-cell>
        </table:table-row>
        <table:table-row table:style-name="ro2">
          <table:table-cell office:value-type="string">
            <text:p>Fahrzeug ohne Elektroantrieb vor Elektroladesäul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HYPERLINK(SUBSTITUTE([.$E$1];[.$A$1];[.$A32];1))" office:value-type="string" office:string-value="https://www.google.com/search?client=firefox-b-d&amp;q=Fahrzeug ohne Elektroantrieb vor Elektroladesäule++bu%C3%9Fgeld">
            <text:p>https://www.google.com/search?client=firefox-b-d&amp;q=Fahrzeug ohne Elektroantrieb vor Elektroladesäule++bu%C3%9Fgeld</text:p>
          </table:table-cell>
          <table:table-cell table:formula="of:=CONCATENATE([.A32];&quot;|&quot;;[.B32];&quot;|&quot;;[.C32];&quot;|&quot;;[.D32])" office:value-type="string" office:string-value="Fahrzeug ohne Elektroantrieb vor Elektroladesäule|10|15|30">
            <text:p>Fahrzeug ohne Elektroantrieb vor Elektroladesäule|10|15|30</text:p>
          </table:table-cell>
        </table:table-row>
        <table:table-row table:style-name="ro2">
          <table:table-cell office:value-type="string">
            <text:p>Fahrzeug auf Grünfläche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formula="of:=HYPERLINK(SUBSTITUTE([.$E$1];[.$A$1];[.$A33];1))" office:value-type="string" office:string-value="https://www.google.com/search?client=firefox-b-d&amp;q=Fahrzeug auf Grünfläche++bu%C3%9Fgeld">
            <text:p>https://www.google.com/search?client=firefox-b-d&amp;q=Fahrzeug auf Grünfläche++bu%C3%9Fgeld</text:p>
          </table:table-cell>
          <table:table-cell table:formula="of:=CONCATENATE([.A33];&quot;|&quot;;[.B33];&quot;|&quot;;[.C33];&quot;|&quot;;[.D33])" office:value-type="string" office:string-value="Fahrzeug auf Grünfläche|55|70|100">
            <text:p>Fahrzeug auf Grünfläche|55|70|100</text:p>
          </table:table-cell>
        </table:table-row>
        <table:table-row table:style-name="ro2">
          <table:table-cell office:value-type="string">
            <text:p>Eng überholen</text:p>
          </table:table-cell>
          <table:table-cell office:value-type="float" office:value="30">
            <text:p>30</text:p>
          </table:table-cell>
          <table:table-cell office:value-type="float" office:value="80.1">
            <text:p>80,1</text:p>
          </table:table-cell>
          <table:table-cell office:value-type="float" office:value="100.1">
            <text:p>100,1</text:p>
          </table:table-cell>
          <table:table-cell table:formula="of:=HYPERLINK(SUBSTITUTE([.$E$1];[.$A$1];[.$A34];1))" office:value-type="string" office:string-value="https://www.google.com/search?client=firefox-b-d&amp;q=Eng überholen++bu%C3%9Fgeld">
            <text:p>https://www.google.com/search?client=firefox-b-d&amp;q=Eng überholen++bu%C3%9Fgeld</text:p>
          </table:table-cell>
          <table:table-cell table:formula="of:=CONCATENATE([.A34];&quot;|&quot;;[.B34];&quot;|&quot;;[.C34];&quot;|&quot;;[.D34])" office:value-type="string" office:string-value="Eng überholen|30|80,1|100,1">
            <text:p>Eng überholen|30|80,1|100,1</text:p>
          </table:table-cell>
        </table:table-row>
        <table:table-row table:style-name="ro2">
          <table:table-cell office:value-type="string">
            <text:p>Beleidigung</text:p>
          </table:table-cell>
          <table:table-cell table:number-columns-repeated="3" office:value-type="float" office:value="2500">
            <text:p>2500</text:p>
          </table:table-cell>
          <table:table-cell table:formula="of:=HYPERLINK(SUBSTITUTE([.$E$1];[.$A$1];[.$A35];1))" office:value-type="string" office:string-value="https://www.google.com/search?client=firefox-b-d&amp;q=Beleidigung++bu%C3%9Fgeld">
            <text:p>https://www.google.com/search?client=firefox-b-d&amp;q=Beleidigung++bu%C3%9Fgeld</text:p>
          </table:table-cell>
          <table:table-cell table:formula="of:=CONCATENATE([.A35];&quot;|&quot;;[.B35];&quot;|&quot;;[.C35];&quot;|&quot;;[.D35])" office:value-type="string" office:string-value="Beleidigung|2500|2500|2500">
            <text:p>Beleidigung|2500|2500|2500</text:p>
          </table:table-cell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8">28.12.2023</text:date>, <text:time>23:1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8T22:43:58.43</meta:creation-date>
    <dc:date>2023-12-28T23:16:47.87</dc:date>
    <meta:editing-duration>PT48S</meta:editing-duration>
    <meta:editing-cycles>1</meta:editing-cycles>
    <meta:document-statistic meta:table-count="3" meta:cell-count="206" meta:object-count="0"/>
    <meta:generator>OpenOffice/4.1.11$Win32 OpenOffice.org_project/4111m1$Build-9808</meta:generator>
  </office:meta>
</office:document-meta>
</file>